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Calibri" officeooo:rsid="00167286" officeooo:paragraph-rsid="00167286"/>
    </style:style>
    <style:style style:name="P2" style:family="paragraph" style:parent-style-name="Standard">
      <style:paragraph-properties fo:text-align="justify" style:justify-single-word="false"/>
      <style:text-properties style:font-name="Calibri" officeooo:rsid="00156836" officeooo:paragraph-rsid="00156836"/>
    </style:style>
    <style:style style:name="P3" style:family="paragraph" style:parent-style-name="Standard" style:list-style-name="L2">
      <style:paragraph-properties fo:text-align="justify" style:justify-single-word="false"/>
      <style:text-properties style:font-name="Calibri" officeooo:rsid="00156836" officeooo:paragraph-rsid="00156836"/>
    </style:style>
    <style:style style:name="P4" style:family="paragraph" style:parent-style-name="Standard">
      <style:paragraph-properties fo:text-align="justify" style:justify-single-word="false"/>
      <style:text-properties style:font-name="Calibri" fo:font-weight="bold" officeooo:rsid="00167286" officeooo:paragraph-rsid="00167286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Calibri" fo:font-style="italic" fo:font-weight="bold" officeooo:rsid="00156836" officeooo:paragraph-rsid="00156836" style:font-style-asian="italic" style:font-weight-asian="bold" style:font-style-complex="italic" style:font-weight-complex="bold"/>
    </style:style>
    <style:style style:name="P6" style:family="paragraph" style:parent-style-name="Standard" style:list-style-name="L2">
      <style:paragraph-properties fo:text-align="justify" style:justify-single-word="false"/>
      <style:text-properties style:font-name="Calibri" officeooo:rsid="00167286" officeooo:paragraph-rsid="00167286"/>
    </style:style>
    <style:style style:name="P7" style:family="paragraph" style:parent-style-name="Standard" style:list-style-name="L2">
      <style:paragraph-properties fo:text-align="justify" style:justify-single-word="false"/>
      <style:text-properties officeooo:paragraph-rsid="00156836"/>
    </style:style>
    <style:style style:name="P8" style:family="paragraph" style:parent-style-name="Standard">
      <style:paragraph-properties fo:text-align="justify" style:justify-single-word="false"/>
      <style:text-properties officeooo:paragraph-rsid="00179c23"/>
    </style:style>
    <style:style style:name="P9" style:family="paragraph" style:parent-style-name="Standard">
      <style:paragraph-properties fo:text-align="justify" style:justify-single-word="false"/>
      <style:text-properties fo:font-style="italic" fo:font-weight="bold" officeooo:paragraph-rsid="00179c23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Calibri" fo:font-size="14pt" fo:font-weight="normal" officeooo:rsid="00126a1a" officeooo:paragraph-rsid="00126a1a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Calibri" fo:font-size="13pt" fo:font-weight="normal" officeooo:rsid="00156836" officeooo:paragraph-rsid="0019c976" style:font-size-asian="13pt" style:font-weight-asian="normal" style:font-size-complex="13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Calibri" fo:font-size="13pt" fo:font-weight="normal" officeooo:rsid="00156836" officeooo:paragraph-rsid="001b30e5" style:font-size-asian="13pt" style:font-weight-asian="normal" style:font-size-complex="13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Calibri" fo:font-size="13pt" fo:font-weight="normal" officeooo:rsid="00167286" officeooo:paragraph-rsid="0019c976" style:font-size-asian="13pt" style:font-weight-asian="normal" style:font-size-complex="13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Calibri" fo:font-size="13pt" fo:font-weight="normal" officeooo:rsid="00126a1a" officeooo:paragraph-rsid="00126a1a" style:font-size-asian="13pt" style:font-weight-asian="normal" style:font-size-complex="13pt" style:font-weight-complex="normal"/>
    </style:style>
    <style:style style:name="P15" style:family="paragraph" style:parent-style-name="Standard" style:list-style-name="L2">
      <style:paragraph-properties fo:text-align="justify" style:justify-single-word="false"/>
      <style:text-properties style:font-name="Calibri" officeooo:rsid="00156836" officeooo:paragraph-rsid="0019c976"/>
    </style:style>
    <style:style style:name="P16" style:family="paragraph" style:parent-style-name="Standard">
      <style:paragraph-properties fo:text-align="justify" style:justify-single-word="false"/>
      <style:text-properties style:font-name="Calibri" officeooo:rsid="00156836" officeooo:paragraph-rsid="001b30e5"/>
    </style:style>
    <style:style style:name="P17" style:family="paragraph" style:parent-style-name="Standard">
      <style:paragraph-properties fo:text-align="justify" style:justify-single-word="false"/>
      <style:text-properties style:font-name="Calibri" officeooo:rsid="00156836" officeooo:paragraph-rsid="0013f52f"/>
    </style:style>
    <style:style style:name="P18" style:family="paragraph" style:parent-style-name="Standard" style:list-style-name="L2">
      <style:paragraph-properties fo:text-align="justify" style:justify-single-word="false"/>
      <style:text-properties style:font-name="Calibri" officeooo:paragraph-rsid="0019c976"/>
    </style:style>
    <style:style style:name="P19" style:family="paragraph" style:parent-style-name="Standard">
      <style:paragraph-properties fo:text-align="justify" style:justify-single-word="false"/>
      <style:text-properties style:font-name="Calibri" officeooo:paragraph-rsid="0019c976"/>
    </style:style>
    <style:style style:name="P20" style:family="paragraph" style:parent-style-name="Standard" style:list-style-name="L1">
      <style:paragraph-properties fo:text-align="justify" style:justify-single-word="false"/>
      <style:text-properties style:font-name="Calibri" officeooo:paragraph-rsid="00126a1a"/>
    </style:style>
    <style:style style:name="P21" style:family="paragraph" style:parent-style-name="Standard">
      <style:paragraph-properties fo:text-align="justify" style:justify-single-word="false"/>
      <style:text-properties style:font-name="Calibri" officeooo:paragraph-rsid="00126a1a"/>
    </style:style>
    <style:style style:name="P22" style:family="paragraph" style:parent-style-name="Standard">
      <style:paragraph-properties fo:text-align="justify" style:justify-single-word="false"/>
      <style:text-properties style:font-name="Calibri" officeooo:paragraph-rsid="001b30e5"/>
    </style:style>
    <style:style style:name="P23" style:family="paragraph" style:parent-style-name="Standard">
      <style:paragraph-properties fo:text-align="justify" style:justify-single-word="false"/>
      <style:text-properties style:font-name="Calibri" officeooo:paragraph-rsid="00156836"/>
    </style:style>
    <style:style style:name="P24" style:family="paragraph" style:parent-style-name="Standard" style:list-style-name="L2">
      <style:paragraph-properties fo:text-align="justify" style:justify-single-word="false"/>
      <style:text-properties style:font-name="Calibri" officeooo:rsid="00167286" officeooo:paragraph-rsid="0019c976"/>
    </style:style>
    <style:style style:name="P25" style:family="paragraph" style:parent-style-name="Standard">
      <style:paragraph-properties fo:text-align="justify" style:justify-single-word="false"/>
      <style:text-properties style:font-name="Calibri" officeooo:rsid="00167286" officeooo:paragraph-rsid="0019c976"/>
    </style:style>
    <style:style style:name="P26" style:family="paragraph" style:parent-style-name="Standard">
      <style:paragraph-properties fo:text-align="justify" style:justify-single-word="false"/>
      <style:text-properties style:font-name="Calibri" fo:font-style="italic" fo:font-weight="bold" officeooo:paragraph-rsid="0019c976" style:font-style-asian="italic" style:font-weight-asian="bold" style:font-style-complex="italic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Calibri" fo:font-style="italic" fo:font-weight="bold" officeooo:rsid="00156836" officeooo:paragraph-rsid="001b30e5" style:font-style-asian="italic" style:font-weight-asian="bold" style:font-style-complex="italic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Calibri" officeooo:rsid="00126a1a" officeooo:paragraph-rsid="0019c976"/>
    </style:style>
    <style:style style:name="P29" style:family="paragraph" style:parent-style-name="Standard" style:list-style-name="L1">
      <style:paragraph-properties fo:text-align="justify" style:justify-single-word="false"/>
      <style:text-properties style:font-name="Calibri" officeooo:rsid="00126a1a" officeooo:paragraph-rsid="00126a1a"/>
    </style:style>
    <style:style style:name="P30" style:family="paragraph" style:parent-style-name="Standard" style:list-style-name="L1">
      <style:paragraph-properties fo:text-align="justify" style:justify-single-word="false"/>
      <style:text-properties style:font-name="Calibri" officeooo:rsid="0013f52f" officeooo:paragraph-rsid="0013f52f"/>
    </style:style>
    <style:style style:name="P31" style:family="paragraph" style:parent-style-name="Standard" style:list-style-name="L1">
      <style:paragraph-properties fo:text-align="justify" style:justify-single-word="false"/>
      <style:text-properties style:font-name="Calibri" officeooo:rsid="0019c976" officeooo:paragraph-rsid="0019c976"/>
    </style:style>
    <style:style style:name="T1" style:family="text">
      <style:text-properties style:font-name="Calibri"/>
    </style:style>
    <style:style style:name="T2" style:family="text">
      <style:text-properties style:font-name="Calibri" officeooo:rsid="00126a1a"/>
    </style:style>
    <style:style style:name="T3" style:family="text">
      <style:text-properties style:font-name="Calibri" officeooo:rsid="0012ea77"/>
    </style:style>
    <style:style style:name="T4" style:family="text">
      <style:text-properties style:font-name="Calibri" officeooo:rsid="00156836"/>
    </style:style>
    <style:style style:name="T5" style:family="text">
      <style:text-properties style:font-name="Calibri" officeooo:rsid="00179c23"/>
    </style:style>
    <style:style style:name="T6" style:family="text">
      <style:text-properties style:font-name="Calibri" officeooo:rsid="00167286"/>
    </style:style>
    <style:style style:name="T7" style:family="text">
      <style:text-properties style:font-name="Calibri" fo:font-weight="bold" officeooo:rsid="00167286" style:font-weight-asian="bold" style:font-weight-complex="bold"/>
    </style:style>
    <style:style style:name="T8" style:family="text">
      <style:text-properties style:font-name="Calibri" officeooo:rsid="0018af14"/>
    </style:style>
    <style:style style:name="T9" style:family="text">
      <style:text-properties style:font-name="Calibri" officeooo:rsid="0019c976"/>
    </style:style>
    <style:style style:name="T10" style:family="text">
      <style:text-properties officeooo:rsid="00179c23"/>
    </style:style>
    <style:style style:name="T11" style:family="text">
      <style:text-properties officeooo:rsid="00167286"/>
    </style:style>
    <style:style style:name="T12" style:family="text">
      <style:text-properties fo:font-weight="bold" officeooo:rsid="00167286" style:font-weight-asian="bold" style:font-weight-complex="bold"/>
    </style:style>
    <style:style style:name="T13" style:family="text">
      <style:text-properties officeooo:rsid="0018af14"/>
    </style:style>
    <style:style style:name="T14" style:family="text">
      <style:text-properties officeooo:rsid="0019c976"/>
    </style:style>
    <style:style style:name="T15" style:family="text">
      <style:text-properties officeooo:rsid="00156836"/>
    </style:style>
    <style:style style:name="T16" style:family="text">
      <style:text-properties officeooo:rsid="00126a1a"/>
    </style:style>
    <style:style style:name="T17" style:family="text">
      <style:text-properties officeooo:rsid="0012ea7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Anleitung für die Installation und Integration von Heroku und MongoDB</text:p>
      <text:p text:style-name="P10"/>
      <text:p text:style-name="P11">MongoDB </text:p>
      <text:list xml:id="list1867686425" text:style-name="L2">
        <text:list-item>
          <text:p text:style-name="P15">Ein neues Nutzerkonto erstellen oder ein bestehendes verwenden. <text:s/></text:p>
        </text:list-item>
        <text:list-item>
          <text:p text:style-name="P18"><text:span text:style-name="T10">Mit Klick auf „Connect“ e</text:span><text:span text:style-name="T15">inen User erstellen. Diesem einen Namen und ein Passwort zuteilen und ihm Zugriff von überall aus erlauben.</text:span></text:p>
        </text:list-item>
        <text:list-item>
          <text:p text:style-name="P15">Eine Datenbank mit dem Namen „Pictures“ erstellen </text:p>
        </text:list-item>
        <text:list-item>
          <text:p text:style-name="P24">In dieser Datenbank zwei Collections erstellen. Eine bekommt den Namen „Masterpieces“, die andere den Namen „Overview“</text:p>
        </text:list-item>
      </text:list>
      <text:p text:style-name="P25"/>
      <text:p text:style-name="P13">Den Code anpassen </text:p>
      <text:p text:style-name="P19"><text:span text:style-name="T11">In der </text:span></text:p>
      <text:p text:style-name="P26"><text:span text:style-name="T11">Zeile 16 des Skripts „Server.ts“ </text:span></text:p>
      <text:p text:style-name="P28"><text:span text:style-name="T11">den Wert der Variablen </text:span><text:span text:style-name="T12">databaseUrl</text:span><text:span text:style-name="T11"> mit </text:span><text:span text:style-name="T10">der</text:span><text:span text:style-name="T11"> </text:span><text:span text:style-name="T10">Url</text:span><text:span text:style-name="T11"> für den gerade erstellten Nutzer ersetzen. </text:span><text:span text:style-name="T10">Die Url wird angezeigt, wenn man den Nutzer erstellt oder wenn man noch einmal auf „Connect“ und dann auf „Connect your application“ klickt.</text:span><text:span text:style-name="T11"> In dem Link muss dann noch &lt;password&gt; mit dem tatsächlichen Passwort des Users ersetzt werden. </text:span><text:span text:style-name="T13">Danach muss das Skript gespeichert, kompiliert </text:span><text:span text:style-name="T14">und</text:span><text:span text:style-name="T13"> auf GitHub gepusht werden. </text:span></text:p>
      <text:p text:style-name="P28"/>
      <text:p text:style-name="P14">Heroku</text:p>
      <text:list xml:id="list3974582981" text:style-name="L1">
        <text:list-item>
          <text:p text:style-name="P29">1. Bestehendes Nutzerkonto verwenden oder neues erstellen. Wichtig: die primary Language muss Node.js sein!</text:p>
        </text:list-item>
        <text:list-item>
          <text:p text:style-name="P29">Neue App erstellen </text:p>
        </text:list-item>
        <text:list-item>
          <text:p text:style-name="P20"><text:span text:style-name="T16">Eine Package.json Datei erstellen und in dieser den Pfad unter „start“ ändern. Der relative Pfad muss von der obersten Ebene des </text:span><text:span text:style-name="T17">Github-</text:span><text:span text:style-name="T16">Repositorys </text:span><text:span text:style-name="T17">aus auf die Datei Server.ts verweisen. </text:span></text:p>
        </text:list-item>
      </text:list>
      <text:p text:style-name="P21"/>
      <text:p text:style-name="P12">Den Code anpassen </text:p>
      <text:p text:style-name="P16">Damit die Daten auch an den richtigen Server gesendet werden, muss in der </text:p>
      <text:p text:style-name="P27">zweiten Zeile des Skripts „connectServer.ts“ </text:p>
      <text:p text:style-name="P22"><text:span text:style-name="T15">der Link ausgetauscht werden. Hier wird der Link aus der gerade erstellten Heroku-App benötigt. Den Link findet man, wenn man auf Heroku auf „View“ → „Open App“ klickt. Es öffnet sich ein neues Browserfenster, dort findet man in der Adresszeile die URL. </text:span><text:span text:style-name="T13">Danach muss das Skript gespeichert, kompiliert </text:span><text:span text:style-name="T14">und</text:span><text:span text:style-name="T13"> auf GitHub gepusht werden. </text:span></text:p>
      <text:p text:style-name="P22"/>
      <text:list xml:id="list83958879381317" text:continue-numbering="true" text:style-name="L1">
        <text:list-item>
          <text:p text:style-name="P30"><text:span text:style-name="T17">U</text:span>nter „Deploy“ „Connect to GitHub“ auswählen und das gewünschte Repository verbinden.</text:p>
        </text:list-item>
        <text:list-item>
          <text:p text:style-name="P31">Dann das Repository deployen. </text:p>
        </text:list-item>
      </text:list>
      <text:p text:style-name="P17"/>
      <text:p text:style-name="P2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29T17:37:32.549000000</meta:creation-date>
    <dc:date>2020-07-30T08:39:57.305000000</dc:date>
    <meta:editing-duration>PT2H15M13S</meta:editing-duration>
    <meta:editing-cycles>9</meta:editing-cycles>
    <meta:generator>LibreOffice/6.4.1.2$Windows_X86_64 LibreOffice_project/4d224e95b98b138af42a64d84056446d09082932</meta:generator>
    <meta:document-statistic meta:table-count="0" meta:image-count="0" meta:object-count="0" meta:page-count="1" meta:paragraph-count="20" meta:word-count="280" meta:character-count="1825" meta:non-whitespace-character-count="1559"/>
  </office:meta>
</office:document-meta>
</file>